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3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1.8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5" table:default-cell-style-name="ce2"/>
        <table:table-column table:style-name="co3" table:default-cell-style-name="ce2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LVL</text:p>
          </table:table-cell>
          <table:table-cell table:number-columns-repeated="3"/>
          <table:table-cell table:style-name="Default" office:value-type="string" calcext:value-type="string">
            <text:p>Zawiera Mały</text:p>
          </table:table-cell>
          <table:table-cell table:style-name="Default" office:value-type="string" calcext:value-type="string">
            <text:p>Dłuższy niż 20</text:p>
          </table:table-cell>
          <table:table-cell table:style-name="Default" office:value-type="string" calcext:value-type="string">
            <text:p>Oba warunki</text:p>
          </table:table-cell>
          <table:table-cell/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Maly furia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IF(FIND(&quot;Maly&quot;;[.A2]);1;0)" office:value-type="float" office:value="1" calcext:value-type="float">
            <text:p>1</text:p>
          </table:table-cell>
          <table:table-cell table:formula="of:=[.B2]&gt;20" office:value-type="boolean" office:boolean-value="false" calcext:value-type="boolean">
            <text:p>FAŁSZ</text:p>
          </table:table-cell>
          <table:table-cell table:formula="of:=AND([.F2];[.G2])" office:value-type="boolean" office:boolean-value="false" calcext:value-type="boolean">
            <text:p>FAŁSZ</text:p>
          </table:table-cell>
          <table:table-cell/>
          <table:table-cell table:formula="of:=AVERAGEIF([.H$2:.H$20];1;[.B$2:.B$20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Kung Fu Panda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IF(FIND(&quot;Maly&quot;;[.A3]);1;0)" office:value-type="string" office:string-value="" calcext:value-type="error">
            <text:p>#ARG!</text:p>
          </table:table-cell>
          <table:table-cell table:formula="of:=[.B3]&gt;20" office:value-type="boolean" office:boolean-value="true" calcext:value-type="boolean">
            <text:p>PRAWDA</text:p>
          </table:table-cell>
          <table:table-cell table:formula="of:=AND([.F3];[.G3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gysek ale Wielki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IF(FIND(&quot;Maly&quot;;[.A4]);1;0)" office:value-type="string" office:string-value="" calcext:value-type="error">
            <text:p>#ARG!</text:p>
          </table:table-cell>
          <table:table-cell table:formula="of:=[.B4]&gt;20" office:value-type="boolean" office:boolean-value="false" calcext:value-type="boolean">
            <text:p>FAŁSZ</text:p>
          </table:table-cell>
          <table:table-cell table:formula="of:=AND([.F4];[.G4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oko maly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IF(FIND(&quot;Maly&quot;;[.A5]);1;0)" office:value-type="string" office:string-value="" calcext:value-type="error">
            <text:p>#ARG!</text:p>
          </table:table-cell>
          <table:table-cell table:formula="of:=[.B5]&gt;20" office:value-type="boolean" office:boolean-value="true" calcext:value-type="boolean">
            <text:p>PRAWDA</text:p>
          </table:table-cell>
          <table:table-cell table:formula="of:=AND([.F5];[.G5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u Miku na Patyku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IF(FIND(&quot;Maly&quot;;[.A6]);1;0)" office:value-type="string" office:string-value="" calcext:value-type="error">
            <text:p>#ARG!</text:p>
          </table:table-cell>
          <table:table-cell table:formula="of:=[.B6]&gt;20" office:value-type="boolean" office:boolean-value="true" calcext:value-type="boolean">
            <text:p>PRAWDA</text:p>
          </table:table-cell>
          <table:table-cell table:formula="of:=AND([.F6];[.G6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gol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IF(FIND(&quot;Maly&quot;;[.A7]);1;0)" office:value-type="string" office:string-value="" calcext:value-type="error">
            <text:p>#ARG!</text:p>
          </table:table-cell>
          <table:table-cell table:formula="of:=[.B7]&gt;20" office:value-type="boolean" office:boolean-value="true" calcext:value-type="boolean">
            <text:p>PRAWDA</text:p>
          </table:table-cell>
          <table:table-cell table:formula="of:=AND([.F7];[.G7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th Vader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IF(FIND(&quot;Maly&quot;;[.A8]);1;0)" office:value-type="string" office:string-value="" calcext:value-type="error">
            <text:p>#ARG!</text:p>
          </table:table-cell>
          <table:table-cell table:formula="of:=[.B8]&gt;20" office:value-type="boolean" office:boolean-value="true" calcext:value-type="boolean">
            <text:p>PRAWDA</text:p>
          </table:table-cell>
          <table:table-cell table:formula="of:=AND([.F8];[.G8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y Leszcz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IF(FIND(&quot;Maly&quot;;[.A9]);1;0)" office:value-type="float" office:value="1" calcext:value-type="float">
            <text:p>1</text:p>
          </table:table-cell>
          <table:table-cell table:formula="of:=[.B9]&gt;20" office:value-type="boolean" office:boolean-value="false" calcext:value-type="boolean">
            <text:p>FAŁSZ</text:p>
          </table:table-cell>
          <table:table-cell table:formula="of:=AND([.F9];[.G9])" office:value-type="boolean" office:boolean-value="false" calcext:value-type="boolean">
            <text:p>FAŁ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bki Bil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formula="of:=IF(FIND(&quot;Maly&quot;;[.A10]);1;0)" office:value-type="string" office:string-value="" calcext:value-type="error">
            <text:p>#ARG!</text:p>
          </table:table-cell>
          <table:table-cell table:formula="of:=[.B10]&gt;20" office:value-type="boolean" office:boolean-value="false" calcext:value-type="boolean">
            <text:p>FAŁSZ</text:p>
          </table:table-cell>
          <table:table-cell table:formula="of:=AND([.F10];[.G10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bszy Lopez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IF(FIND(&quot;Maly&quot;;[.A11]);1;0)" office:value-type="string" office:string-value="" calcext:value-type="error">
            <text:p>#ARG!</text:p>
          </table:table-cell>
          <table:table-cell table:formula="of:=[.B11]&gt;20" office:value-type="boolean" office:boolean-value="true" calcext:value-type="boolean">
            <text:p>PRAWDA</text:p>
          </table:table-cell>
          <table:table-cell table:formula="of:=AND([.F11];[.G11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jszybszy Maly Lopez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IF(FIND(&quot;Maly&quot;;[.A12]);1;0)" office:value-type="float" office:value="1" calcext:value-type="float">
            <text:p>1</text:p>
          </table:table-cell>
          <table:table-cell table:formula="of:=[.B12]&gt;20" office:value-type="boolean" office:boolean-value="true" calcext:value-type="boolean">
            <text:p>PRAWDA</text:p>
          </table:table-cell>
          <table:table-cell table:formula="of:=AND([.F12];[.G12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lw PokaHi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IF(FIND(&quot;Maly&quot;;[.A13]);1;0)" office:value-type="string" office:string-value="" calcext:value-type="error">
            <text:p>#ARG!</text:p>
          </table:table-cell>
          <table:table-cell table:formula="of:=[.B13]&gt;20" office:value-type="boolean" office:boolean-value="true" calcext:value-type="boolean">
            <text:p>PRAWDA</text:p>
          </table:table-cell>
          <table:table-cell table:formula="of:=AND([.F13];[.G13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by Dzik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IF(FIND(&quot;Maly&quot;;[.A14]);1;0)" office:value-type="string" office:string-value="" calcext:value-type="error">
            <text:p>#ARG!</text:p>
          </table:table-cell>
          <table:table-cell table:formula="of:=[.B14]&gt;20" office:value-type="boolean" office:boolean-value="false" calcext:value-type="boolean">
            <text:p>FAŁSZ</text:p>
          </table:table-cell>
          <table:table-cell table:formula="of:=AND([.F14];[.G14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lki Dzikus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IF(FIND(&quot;Maly&quot;;[.A15]);1;0)" office:value-type="string" office:string-value="" calcext:value-type="error">
            <text:p>#ARG!</text:p>
          </table:table-cell>
          <table:table-cell table:formula="of:=[.B15]&gt;20" office:value-type="boolean" office:boolean-value="true" calcext:value-type="boolean">
            <text:p>PRAWDA</text:p>
          </table:table-cell>
          <table:table-cell table:formula="of:=AND([.F15];[.G15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Ziom I Maly Kozak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IF(FIND(&quot;Maly&quot;;[.A16]);1;0)" office:value-type="float" office:value="1" calcext:value-type="float">
            <text:p>1</text:p>
          </table:table-cell>
          <table:table-cell table:formula="of:=[.B16]&gt;20" office:value-type="boolean" office:boolean-value="true" calcext:value-type="boolean">
            <text:p>PRAWDA</text:p>
          </table:table-cell>
          <table:table-cell table:formula="of:=AND([.F16];[.G16])" office:value-type="boolean" office:boolean-value="true" calcext:value-type="boolean">
            <text:p>PRAW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kate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IF(FIND(&quot;Maly&quot;;[.A17]);1;0)" office:value-type="string" office:string-value="" calcext:value-type="error">
            <text:p>#ARG!</text:p>
          </table:table-cell>
          <table:table-cell table:formula="of:=[.B17]&gt;20" office:value-type="boolean" office:boolean-value="false" calcext:value-type="boolean">
            <text:p>FAŁSZ</text:p>
          </table:table-cell>
          <table:table-cell table:formula="of:=AND([.F17];[.G17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gzongze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IF(FIND(&quot;Maly&quot;;[.A18]);1;0)" office:value-type="string" office:string-value="" calcext:value-type="error">
            <text:p>#ARG!</text:p>
          </table:table-cell>
          <table:table-cell table:formula="of:=[.B18]&gt;20" office:value-type="boolean" office:boolean-value="false" calcext:value-type="boolean">
            <text:p>FAŁSZ</text:p>
          </table:table-cell>
          <table:table-cell table:formula="of:=AND([.F18];[.G18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jtek bez rajtek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IF(FIND(&quot;Maly&quot;;[.A19]);1;0)" office:value-type="string" office:string-value="" calcext:value-type="error">
            <text:p>#ARG!</text:p>
          </table:table-cell>
          <table:table-cell table:formula="of:=[.B19]&gt;20" office:value-type="boolean" office:boolean-value="true" calcext:value-type="boolean">
            <text:p>PRAWDA</text:p>
          </table:table-cell>
          <table:table-cell table:formula="of:=AND([.F19];[.G19])" office:value-type="string" office:string-value="" calcext:value-type="error">
            <text:p>#AR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susowa Pann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IF(FIND(&quot;Maly&quot;;[.A20]);1;0)" office:value-type="string" office:string-value="" calcext:value-type="error">
            <text:p>#ARG!</text:p>
          </table:table-cell>
          <table:table-cell table:formula="of:=[.B20]&gt;20" office:value-type="boolean" office:boolean-value="false" calcext:value-type="boolean">
            <text:p>FAŁSZ</text:p>
          </table:table-cell>
          <table:table-cell table:formula="of:=AND([.F20];[.G20])" office:value-type="string" office:string-value="" calcext:value-type="error">
            <text:p>#ARG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8T23:20:06.543000000</meta:creation-date>
    <dc:date>2021-09-28T23:43:18.951000000</dc:date>
    <meta:editing-duration>PT7M42S</meta:editing-duration>
    <meta:editing-cycles>1</meta:editing-cycles>
    <meta:document-statistic meta:table-count="1" meta:cell-count="102" meta:object-count="0"/>
    <meta:generator>LibreOffice/7.1.0.3$Windows_X86_64 LibreOffice_project/f6099ecf3d29644b5008cc8f48f42f4a40986e4c</meta:generator>
  </office:meta>
</office:document-meta>
</file>